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6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11" style:family="table-cell" style:parent-style-name="Default" style:data-style-name="N161">
      <style:text-properties fo:font-weight="bold" style:font-weight-asian="bold" style:font-weight-complex="bold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3" style:family="table-cell" style:parent-style-name="Default" style:data-style-name="N16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0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4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 table:number-columns-repeated="1005"/>
        </table:table-row>
        <table:table-row table:style-name="ro1">
          <table:table-cell office:value-type="string" calcext:value-type="string">
            <text:p>Vit</text:p>
          </table:table-cell>
          <table:table-cell table:style-name="ce8" office:value-type="float" office:value="746" calcext:value-type="float">
            <text:p>746</text:p>
          </table:table-cell>
          <table:table-cell table:style-name="ce5" table:formula="of:=[.B2]" office:value-type="float" office:value="746" calcext:value-type="float">
            <text:p>746.0</text:p>
          </table:table-cell>
          <table:table-cell/>
          <table:table-cell table:style-name="ce6" table:formula="of:=[.P9]" office:value-type="string" office:string-value="EH-Bal" calcext:value-type="string">
            <text:p>EH-Bal</text:p>
          </table:table-cell>
          <table:table-cell table:style-name="ce5" table:formula="of:=[.Q9]" office:value-type="float" office:value="1545571.1925" calcext:value-type="float">
            <text:p>1545571.2</text:p>
          </table:table-cell>
          <table:table-cell table:style-name="ce5" table:formula="of:=[.R9]" office:value-type="float" office:value="193363.2" calcext:value-type="float">
            <text:p>193363.2</text:p>
          </table:table-cell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[.B2]*10" office:value-type="float" office:value="7460" calcext:value-type="float">
            <text:p>7460</text:p>
          </table:table-cell>
          <table:table-cell office:value-type="string" calcext:value-type="string">
            <text:p>hp/sec</text:p>
          </table:table-cell>
          <table:table-cell table:style-name="ce13" table:formula="of:=[.O2]*(1+[.N15])/100/60" office:value-type="float" office:value="15.2867833333333" calcext:value-type="float">
            <text:p>15.3</text:p>
          </table:table-cell>
          <table:table-cell table:style-name="ce10" table:formula="of:=1.1%*(1+[.N15])/60" office:value-type="percentage" office:value="0.00225408333333333" calcext:value-type="percentage">
            <text:p>0.23%</text:p>
          </table:table-cell>
          <table:table-cell table:style-name="ce9" table:formula="of:=[.R2]*60" office:value-type="percentage" office:value="0.135245" calcext:value-type="percentage">
            <text:p>13.52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nd</text:p>
          </table:table-cell>
          <table:table-cell table:style-name="ce8" office:value-type="float" office:value="400" calcext:value-type="float">
            <text:p>400</text:p>
          </table:table-cell>
          <table:table-cell table:style-name="ce5" table:formula="of:=[.B3]" office:value-type="float" office:value="400" calcext:value-type="float">
            <text:p>400.0</text:p>
          </table:table-cell>
          <table:table-cell/>
          <table:table-cell table:style-name="ce6" table:formula="of:=[.P10]" office:value-type="string" office:string-value="Resil" calcext:value-type="string">
            <text:p>Resil</text:p>
          </table:table-cell>
          <table:table-cell table:style-name="ce11" table:formula="of:=[.Q10]" office:value-type="percentage" office:value="20.195" calcext:value-type="percentage">
            <text:p>2019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C7]*10" office:value-type="float" office:value="7750" calcext:value-type="float">
            <text:p>7750</text:p>
          </table:table-cell>
          <table:table-cell office:value-type="string" calcext:value-type="string">
            <text:p>mp/sec</text:p>
          </table:table-cell>
          <table:table-cell table:style-name="ce13" table:formula="of:=[.O3]*[.R3]" office:value-type="float" office:value="12.59375" calcext:value-type="float">
            <text:p>12.6</text:p>
          </table:table-cell>
          <table:table-cell table:style-name="ce10" table:formula="of:=2%/60+[.C7]/10000/60" office:value-type="percentage" office:value="0.001625" calcext:value-type="percentage">
            <text:p>0.16%</text:p>
          </table:table-cell>
          <table:table-cell table:style-name="ce9" table:formula="of:=[.R3]*60" office:value-type="percentage" office:value="0.0975" calcext:value-type="percentage">
            <text:p>9.75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r</text:p>
          </table:table-cell>
          <table:table-cell table:style-name="ce8" office:value-type="float" office:value="510" calcext:value-type="float">
            <text:p>510</text:p>
          </table:table-cell>
          <table:table-cell table:style-name="ce5" table:formula="of:=[.B4]*(1+[.T15])" office:value-type="float" office:value="5525.85" calcext:value-type="float">
            <text:p>5525.9</text:p>
          </table:table-cell>
          <table:table-cell/>
          <table:table-cell table:style-name="ce6" table:formula="of:=[.P11]" office:value-type="string" office:string-value="Speed" calcext:value-type="string">
            <text:p>Speed</text:p>
          </table:table-cell>
          <table:table-cell table:style-name="ce11" table:formula="of:=[.Q11]" office:value-type="percentage" office:value="13.955" calcext:value-type="percentage">
            <text:p>1395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ed:</text:p>
          </table:table-cell>
          <table:table-cell table:style-name="ce13" table:formula="of:=[.O3]*[.R4]" office:value-type="float" office:value="60.0625" calcext:value-type="float">
            <text:p>60.1</text:p>
          </table:table-cell>
          <table:table-cell table:style-name="ce10" table:formula="of:=([.R3]-1%/60)*(4+[.B28]*3%)+(1%/60)" office:value-type="percentage" office:value="0.00775" calcext:value-type="percentage">
            <text:p>0.78%</text:p>
          </table:table-cell>
          <table:table-cell table:style-name="ce9" table:formula="of:=[.R4]*60" office:value-type="percentage" office:value="0.465" calcext:value-type="percentage">
            <text:p>46.50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x</text:p>
          </table:table-cell>
          <table:table-cell table:style-name="ce8" office:value-type="float" office:value="415" calcext:value-type="float">
            <text:p>415</text:p>
          </table:table-cell>
          <table:table-cell table:style-name="ce5" table:formula="of:=[.B5]*(1+[.W15])" office:value-type="float" office:value="2216.1" calcext:value-type="float">
            <text:p>2216.1</text:p>
          </table:table-cell>
          <table:table-cell/>
          <table:table-cell table:style-name="ce6" table:formula="of:=[.P12]" office:value-type="string" office:string-value="Reflex" calcext:value-type="string">
            <text:p>Reflex</text:p>
          </table:table-cell>
          <table:table-cell table:style-name="ce11" table:formula="of:=[.Q12]" office:value-type="percentage" office:value="4.12" calcext:value-type="percentage">
            <text:p>41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Int</text:p>
          </table:table-cell>
          <table:table-cell table:style-name="ce8" office:value-type="float" office:value="735" calcext:value-type="float">
            <text:p>735</text:p>
          </table:table-cell>
          <table:table-cell table:style-name="ce5" table:formula="of:=[.B6]*(1+[.Z15])" office:value-type="float" office:value="7963.725" calcext:value-type="float">
            <text:p>7963.7</text:p>
          </table:table-cell>
          <table:table-cell/>
          <table:table-cell table:style-name="ce6" table:formula="of:=[.O16]" office:value-type="string" office:string-value="Damage" calcext:value-type="string">
            <text:p>Damage</text:p>
          </table:table-cell>
          <table:table-cell table:style-name="ce11" table:formula="of:=[.Q15]" office:value-type="percentage" office:value="12.565" calcext:value-type="percentage">
            <text:p>1256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Wis</text:p>
          </table:table-cell>
          <table:table-cell table:style-name="ce8" office:value-type="float" office:value="775" calcext:value-type="float">
            <text:p>775</text:p>
          </table:table-cell>
          <table:table-cell table:style-name="ce5" table:formula="of:=[.B7]" office:value-type="float" office:value="775" calcext:value-type="float">
            <text:p>775.0</text:p>
          </table:table-cell>
          <table:table-cell table:number-columns-repeated="5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/>
          <table:table-cell table:style-name="ce9"/>
          <table:table-cell table:number-columns-repeated="14"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</text:p>
          </table:table-cell>
          <table:table-cell table:style-name="ce9" office:value-type="percentage" office:value="6" calcext:value-type="percentage">
            <text:p>600.00%</text:p>
          </table:table-cell>
          <table:table-cell table:number-columns-repeated="11"/>
          <table:table-cell office:value-type="string" calcext:value-type="string">
            <text:p>EH-P</text:p>
          </table:table-cell>
          <table:table-cell table:formula="of:=[.$O$2]/(1/(1+[.$K$15]))/(1/(1+[.$AO$15]))" office:value-type="float" office:value="727327.62" calcext:value-type="float">
            <text:p>727327.62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O9]+[.O10])/2" office:value-type="float" office:value="1545571.1925" calcext:value-type="float">
            <text:p>1545571.1925</text:p>
          </table:table-cell>
          <table:table-cell table:style-name="ce6" table:formula="of:=([.O11]+[.O12])/2" office:value-type="float" office:value="193363.2" calcext:value-type="float">
            <text:p>193363.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1"/>
          <table:table-cell office:value-type="string" calcext:value-type="string">
            <text:p>EH-M</text:p>
          </table:table-cell>
          <table:table-cell table:formula="of:=[.$O$2]/(1/(1+[.$K$15]))/(1/(1+[.$AF$15]))/(1/(1+[.$AO$15]))" office:value-type="float" office:value="2363814.765" calcext:value-type="float">
            <text:p>2363814.765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K15]" office:value-type="percentage" office:value="20.195" calcext:value-type="percentage">
            <text:p>2019.5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1"/>
          <table:table-cell office:value-type="string" calcext:value-type="string">
            <text:p>EH-P-Add</text:p>
          </table:table-cell>
          <table:table-cell table:formula="of:=[.$O$2]/(1/(1+[.$K$15]+[.$AO$15]))" office:value-type="float" office:value="184970.7" calcext:value-type="float">
            <text:p>184970.7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C15]" office:value-type="percentage" office:value="13.955" calcext:value-type="percentage">
            <text:p>1395.50%</text:p>
          </table:table-cell>
          <table:table-cell table:number-columns-repeated="1007"/>
        </table:table-row>
        <table:table-row table:style-name="ro1">
          <table:table-cell/>
          <table:table-cell table:style-name="ce9"/>
          <table:table-cell table:number-columns-repeated="11"/>
          <table:table-cell office:value-type="string" calcext:value-type="string">
            <text:p>EH-P-MULT</text:p>
          </table:table-cell>
          <table:table-cell table:formula="of:=[.$O$2]/(1/(1+[.$K$15]+[.$AF$15]+[.$AO$15]))" office:value-type="float" office:value="201755.7" calcext:value-type="float">
            <text:p>201755.7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I15]" office:value-type="percentage" office:value="4.12" calcext:value-type="percentage">
            <text:p>412.00%</text:p>
          </table:table-cell>
          <table:table-cell table:number-columns-repeated="1007"/>
        </table:table-row>
        <table:table-row table:style-name="ro1">
          <table:table-cell/>
          <table:table-cell table:style-name="ce9"/>
          <table:table-cell table:number-columns-repeated="13"/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9"/>
          <table:table-cell table:number-columns-repeated="7"/>
          <table:table-cell office:value-type="string" calcext:value-type="string">
            <text:p>Total:</text:p>
          </table:table-cell>
          <table:table-cell table:style-name="ce10" table:formula="of:=SUM([.K18:.K57])" office:value-type="percentage" office:value="20.195" calcext:value-type="percentage">
            <text:p>2019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N18:.N57])" office:value-type="percentage" office:value="11.295" calcext:value-type="percentage">
            <text:p>1129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Q18:.Q57])" office:value-type="percentage" office:value="12.565" calcext:value-type="percentage">
            <text:p>1256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T18:.T57])" office:value-type="percentage" office:value="9.835" calcext:value-type="percentage">
            <text:p>983.5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W18:.W57])" office:value-type="percentage" office:value="4.34" calcext:value-type="percentage">
            <text:p>434.00%</text:p>
          </table:table-cell>
          <table:table-cell table:style-name="ce10" table:number-columns-repeated="2"/>
          <table:table-cell table:style-name="ce10" table:formula="of:=SUM([.Z18:.Z57])" office:value-type="percentage" office:value="9.835" calcext:value-type="percentage">
            <text:p>983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C18:.AC57])" office:value-type="percentage" office:value="13.955" calcext:value-type="percentage">
            <text:p>1395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F18:.AF57])" office:value-type="percentage" office:value="2.25" calcext:value-type="percentage">
            <text:p>2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I18:.AI57])" office:value-type="percentage" office:value="4.12" calcext:value-type="percentage">
            <text:p>412.00%</text:p>
          </table:table-cell>
          <table:table-cell table:number-columns-repeated="4"/>
          <table:table-cell office:value-type="string" calcext:value-type="string">
            <text:p>Total:</text:p>
          </table:table-cell>
          <table:table-cell table:style-name="ce10" table:formula="of:=SUM([.AO18:.AO57])" office:value-type="percentage" office:value="3.6" calcext:value-type="percentage">
            <text:p>360.00%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985"/>
        </table:table-row>
        <table:table-row table:style-name="ro1"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zarinth Awakening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18]=1;[.$B$9];0%)+IF([.E18]=1;[.$B$11];0%)+IF([.D18]=1;[.$B$10];0%)" office:value-type="percentage" office:value="7" calcext:value-type="percentage">
            <text:p>700.00%</text:p>
          </table:table-cell>
          <table:table-cell table:style-name="ce9" table:formula="of:=([.I18]+[.J18]*[.$B18])" office:value-type="percentage" office:value="0.785" calcext:value-type="percentage">
            <text:p>78.50%</text:p>
          </table:table-cell>
          <table:table-cell table:style-name="ce9" table:formula="of:=[.K18]" office:value-type="percentage" office:value="5.495" calcext:value-type="percentage">
            <text:p>549.5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18]+[.J18]*[.$B18])*[.$F18]" office:value-type="percentage" office:value="5.495" calcext:value-type="percentage">
            <text:p>549.50%</text:p>
          </table:table-cell>
          <table:table-cell table:number-columns-repeated="6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18]+[.S18]*[.$B18])*[.$F18]" office:value-type="percentage" office:value="5.495" calcext:value-type="percentage">
            <text:p>549.50%</text:p>
          </table:table-cell>
          <table:table-cell table:style-name="ce9"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18]+[.Y18]*[.$B18])*[.$F18]" office:value-type="percentage" office:value="5.495" calcext:value-type="percentage">
            <text:p>549.5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18]+[.AB18]*[.$B18])*[.$F18]" office:value-type="percentage" office:value="5.495" calcext:value-type="percentage">
            <text:p>549.5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entinel Cor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9" table:formula="of:=1+IF([.C19]=1;[.$B$9];0%)+IF([.E19]=1;[.$B$11];0%)+IF([.D19]=1;[.$B$10];0%)" office:value-type="percentage" office:value="9" calcext:value-type="percentage">
            <text:p>900.00%</text:p>
          </table:table-cell>
          <table:table-cell table:style-name="ce9" table:formula="of:=([.L19]+[.M19]*[.$B19])" office:value-type="percentage" office:value="1.255" calcext:value-type="percentage">
            <text:p>125.50%</text:p>
          </table:table-cell>
          <table:table-cell table:style-name="ce9" table:formula="of:=[.N19]" office:value-type="percentage" office:value="11.295" calcext:value-type="percentage">
            <text:p>1129.50%</text:p>
          </table:table-cell>
          <table:table-cell table:number-columns-repeated="3"/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19]+[.M19]*[.$B19])*[.$F19]" office:value-type="percentage" office:value="11.295" calcext:value-type="percentage">
            <text:p>1129.50%</text:p>
          </table:table-cell>
          <table:table-cell table:number-columns-repeated="15"/>
          <table:table-cell table:style-name="ce9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9" table:formula="of:=([.AD19]+[.AE19]*[.$B19])*[.$F19]" office:value-type="percentage" office:value="2.25" calcext:value-type="percentage">
            <text:p>225.00%</text:p>
          </table:table-cell>
          <table:table-cell table:number-columns-repeated="6"/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9" table:formula="of:=([.AM19]+[.AN19]*[.$B19])*[.$F19]" office:value-type="percentage" office:value="3.6" calcext:value-type="percentage">
            <text:p>360.00%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20]=1;[.$B$9];0%)+IF([.E20]=1;[.$B$11];0%)+IF([.D20]=1;[.$B$10];0%)" office:value-type="percentage" office:value="7" calcext:value-type="percentage">
            <text:p>700.00%</text:p>
          </table:table-cell>
          <table:table-cell table:style-name="ce9" table:formula="of:=([.O20]+[.P20]*[.$B20])" office:value-type="percentage" office:value="1.035" calcext:value-type="percentage">
            <text:p>103.50%</text:p>
          </table:table-cell>
          <table:table-cell table:style-name="ce9" table:formula="of:=[.Q20]" office:value-type="percentage" office:value="7.245" calcext:value-type="percentage">
            <text:p>724.50%</text:p>
          </table:table-cell>
          <table:table-cell table:number-columns-repeated="6"/>
          <table:table-cell table:style-name="ce9" office:value-type="percentage" office:value="0.75" calcext:value-type="percentage">
            <text:p>7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O20]+[.P20]*[.$B20])*[.$F20]" office:value-type="percentage" office:value="7.245" calcext:value-type="percentage">
            <text:p>724.5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22]=1;[.$B$9];0%)+IF([.E22]=1;[.$B$11];0%)+IF([.D22]=1;[.$B$10];0%)" office:value-type="percentage" office:value="7" calcext:value-type="percentage">
            <text:p>700.00%</text:p>
          </table:table-cell>
          <table:table-cell table:style-name="ce9" table:formula="of:=([.I22]+[.J22]*[.$B22])" office:value-type="percentage" office:value="0.62" calcext:value-type="percentage">
            <text:p>62.00%</text:p>
          </table:table-cell>
          <table:table-cell table:style-name="ce9" table:formula="of:=[.K22]" office:value-type="percentage" office:value="4.34" calcext:value-type="percentage">
            <text:p>434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22]+[.J22]*[.$B22])*[.$F22]" office:value-type="percentage" office:value="4.34" calcext:value-type="percentage">
            <text:p>434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22]+[.S22]*[.$B22])*[.$F22]" office:value-type="percentage" office:value="4.34" calcext:value-type="percentage">
            <text:p>434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22]+[.V22]*[.$B22])*[.$F22]" office:value-type="percentage" office:value="4.34" calcext:value-type="percentage">
            <text:p>434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22]+[.Y22]*[.$B22])*[.$F22]" office:value-type="percentage" office:value="4.34" calcext:value-type="percentage">
            <text:p>434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22]+[.AB22]*[.$B22])*[.$F22]" office:value-type="percentage" office:value="4.34" calcext:value-type="percentage">
            <text:p>434.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rmor of Ash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23]=1;[.$B$9];0%)+IF([.E23]=1;[.$B$11];0%)+IF([.D23]=1;[.$B$10];0%)" office:value-type="percentage" office:value="8" calcext:value-type="percentage">
            <text:p>800.00%</text:p>
          </table:table-cell>
          <table:table-cell table:style-name="ce9" table:formula="of:=([.I23]+[.J23]*[.$B23])" office:value-type="percentage" office:value="1.295" calcext:value-type="percentage">
            <text:p>129.50%</text:p>
          </table:table-cell>
          <table:table-cell table:style-name="ce9" table:formula="of:=[.K23]" office:value-type="percentage" office:value="10.36" calcext:value-type="percentage">
            <text:p>1036.00%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23]+[.J23]*[.$B23])*[.$F23]" office:value-type="percentage" office:value="10.36" calcext:value-type="percentage">
            <text:p>1036.00%</text:p>
          </table:table-cell>
          <table:table-cell table:number-columns-repeated="6"/>
          <table:table-cell table:style-name="ce9" table:number-columns-repeated="12"/>
          <table:table-cell table:number-columns-repeated="995"/>
        </table:table-row>
        <table:table-row table:style-name="ro1">
          <table:table-cell office:value-type="string" calcext:value-type="string">
            <text:p>Avatar of Ash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24]=1;[.$B$9];0%)+IF([.E24]=1;[.$B$11];0%)+IF([.D24]=1;[.$B$10];0%)" office:value-type="percentage" office:value="8" calcext:value-type="percentage">
            <text:p>800.00%</text:p>
          </table:table-cell>
          <table:table-cell table:style-name="ce9" table:formula="of:=([.AA24]+[.AB24]*[.$B24])" office:value-type="percentage" office:value="0.515" calcext:value-type="percentage">
            <text:p>51.50%</text:p>
          </table:table-cell>
          <table:table-cell table:style-name="ce9" table:formula="of:=[.AC24]" office:value-type="percentage" office:value="4.12" calcext:value-type="percentage">
            <text:p>412.00%</text:p>
          </table:table-cell>
          <table:table-cell table:style-name="ce9" table:number-columns-repeated="3"/>
          <table:table-cell table:number-columns-repeated="6"/>
          <table:table-cell table:style-name="ce9" table:number-columns-repeated="9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24]+[.AB24]*[.$B24])*[.$F24]" office:value-type="percentage" office:value="4.12" calcext:value-type="percentage">
            <text:p>412.00%</text:p>
          </table:table-cell>
          <table:table-cell table:number-columns-repeated="3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G24]+[.AH24]*[.$B24])*[.$F24]" office:value-type="percentage" office:value="4.12" calcext:value-type="percentage">
            <text:p>412.0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yes of As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25]=1;[.$B$9];0%)+IF([.E25]=1;[.$B$11];0%)+IF([.D25]=1;[.$B$10];0%)" office:value-type="percentage" office:value="8" calcext:value-type="percentage">
            <text:p>800.00%</text:p>
          </table:table-cell>
          <table:table-cell table:style-name="ce9" table:formula="of:=([.AJ25]+[.AK25]*[.$B25])" office:value-type="percentage" office:value="0.5" calcext:value-type="percentage">
            <text:p>50.00%</text:p>
          </table:table-cell>
          <table:table-cell table:style-name="ce9" table:formula="of:=[.AL25]" office:value-type="percentage" office:value="4" calcext:value-type="percentage">
            <text:p>400.00%</text:p>
          </table:table-cell>
          <table:table-cell table:style-name="ce9" table:number-columns-repeated="3"/>
          <table:table-cell table:number-columns-repeated="6"/>
          <table:table-cell table:style-name="ce9" table:number-columns-repeated="12"/>
          <table:table-cell table:number-columns-repeated="3"/>
          <table:table-cell table:style-name="ce9" table:number-columns-repeated="3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J25]+[.AK25]*[.$B25])*[.$F25]" office:value-type="percentage" office:value="4" calcext:value-type="percentage">
            <text:p>400.00%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Keeper of Ash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26]=1;[.$B$9];0%)+IF([.E26]=1;[.$B$11];0%)+IF([.D26]=1;[.$B$10];0%)" office:value-type="percentage" office:value="7" calcext:value-type="percentage">
            <text:p>700.00%</text:p>
          </table:table-cell>
          <table:table-cell table:style-name="ce9" table:formula="of:=([.O26]+[.P26]*[.$B26])" office:value-type="percentage" office:value="0.76" calcext:value-type="percentage">
            <text:p>76.00%</text:p>
          </table:table-cell>
          <table:table-cell table:style-name="ce9" table:formula="of:=[.Q26]" office:value-type="percentage" office:value="5.32" calcext:value-type="percentage">
            <text:p>532.00%</text:p>
          </table:table-cell>
          <table:table-cell table:style-name="ce9" table:number-columns-repeated="3"/>
          <table:table-cell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O26]+[.P26]*[.$B26])*[.$F26]" office:value-type="percentage" office:value="5.32" calcext:value-type="percentage">
            <text:p>532.00%</text:p>
          </table:table-cell>
          <table:table-cell table:style-name="ce9" table:number-columns-repeated="12"/>
          <table:table-cell table:number-columns-repeated="3"/>
          <table:table-cell table:style-name="ce9" table:number-columns-repeated="3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9" table:formula="of:=300%+[.B28]*3%" office:value-type="percentage" office:value="4.2" calcext:value-type="percentage">
            <text:p>420.00%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2:35:51.5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4T13:07:37.506000000</dc:date>
    <meta:generator>LibreOffice/7.0.5.2$Windows_X86_64 LibreOffice_project/64390860c6cd0aca4beafafcfd84613dd9dfb63a</meta:generator>
    <meta:editing-duration>PT3H31M11S</meta:editing-duration>
    <meta:editing-cycles>33</meta:editing-cycles>
    <meta:document-statistic meta:table-count="1" meta:cell-count="251" meta:object-count="0"/>
    <meta:user-defined meta:name="AppVersion">16.0300</meta:user-defined>
  </office:meta>
</office:document-meta>
</file>